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7787282237843084435"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8037282101604400378"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4052945355531961412"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2133438610392361302"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
      <text:p text:style-name="P10"><text:soft-page-break/>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0"/>
      <text:p text:style-name="P10">Sun Feb. 9, 2020 <text:span text:style-name="T1">3.25 miles</text:span> <text:s/></text:p>
      <text:p text:style-name="P10">I ran on the indoor track in the Wise Center.</text:p>
      <text:p text:style-name="P7">No Warm up</text:p>
      <text:p text:style-name="P10"><text:span text:style-name="T1">Run:</text:span> 1 mile in 4:37 + 4:21 = 8:58 and 4 x ¼ mile, Times: 2:08, 2:07, 2:06 and 2:00 <text:s text:c="2"/></text:p>
      <text:p text:style-name="P10">¼ mile jog after each run, each in about 3:00</text:p>
      <text:p text:style-name="P10"/>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09T17:21:40.12</dc:date>
    <dc:creator>James Lombardi</dc:creator>
    <meta:editing-duration>P1DT23H33M26S</meta:editing-duration>
    <meta:editing-cycles>263</meta:editing-cycles>
    <meta:generator>OpenOffice/4.1.2$Win32 OpenOffice.org_project/412m3$Build-9782</meta:generator>
    <meta:document-statistic meta:table-count="0" meta:image-count="0" meta:object-count="0" meta:page-count="40" meta:paragraph-count="1055" meta:word-count="11499" meta:character-count="56451"/>
  </office:meta>
</office:document-meta>
</file>